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ation Details</text:p>
      <text:p text:style-name="P1"/>
      <text:p text:style-name="P1"><text:tab/>As mentioned in the project requirements section above, our client had several implementation requirements. The most important, and the most obvious, is that all code should be written in Python. Keith left the choice of Python version up to us. This may sound like a trivial decision, but Python 2.4, 2.5, 2.6, and 3.0 are all widely used on different systems, and code is not always portable between versions. We decided to develop on Python 2.5, because that was the version installed on the Alamode machines. However, one of our testing laptops ran version 2.6 and encountered only minor incompatibilities with starting and killing the processes that ran the parsers. Our framework and games should run with little difficulty on any implementation of Python 2.5 or 2.6. We did not test on Python 3.0.</text:p>
      <text:p text:style-name="P1"/>
      <text:p text:style-name="P1"><text:tab/>Besides using Python, Keith also specified that our project should be developed for Debian-based systems, because that is the operating system he will be using when teaching the class. Luckily, the Alamode lab runs Ubuntu, which is built off Debian, so we had access to a suitable development environment. The only other implementation requirement Keith specified was that we use a Python program called WMGui to read raw data from the Wiimotes. Investigating WMGui revealed that it is just a front-end to the cwiid library, so we used cwiid communicate with the Wiimotes. </text:p>
      <text:p text:style-name="P1"/>
      <text:p text:style-name="P1"><text:tab/>After cwiid, the next most important implementation decision we made was to use the Pygame library to handle graphics for our games. We chose Pygame instead of other Python graphics libraries primarily because of the community surrounding Pygame. It is much more widely used than its competitors, which means it has much better documentation, tutorials, and support forums. Also, the complexity level of our games did not seem to warrant an OpenGL-based graphics engine, though our framework would certainly enable future game developers to take that route. Pygame was lacking in some respects, particularly in its drawing functions; our version of Pygame does not even support drawing anti-aliased circles. Overall for our games, Pygame was a very good fit because it balanced ease of use, features, and programmer documentation.</text:p>
      <text:p text:style-name="P1"/>
      <text:p text:style-name="P1"><text:tab/>Apart from external libraries, we had a few design decisions that need explanation. First, we decided with Keith that communication between all parts of the system should be done with network sockets. This made it very easy to develop and test each piece in parallel. For example, instead of needing to build from the ground up – from reading raw data towards the game event parser – we were able to develop each piece in parallel by sending “fake” input over socket. Also, Keith has plans for future network-based games. Since sockets are a fundamental part of the framework, developing network games will be painfully easy. To ease our development process, we chose to use the connection-less UDP protocol instead of the more reliable TCP. This allowed us to, for example, test the Wii Event Parser without needing to have an instance of the Game Event Parser running and listening for connections. Also, the relative importance of individual packets is small, so the framework can easily tolerate a few lost packets. However, future developers may choose to change communication to TCP.</text:p>
      <text:p text:style-name="P1"/>
      <text:p text:style-name="P1"><text:tab/>Another design decision needing justification is our use of processes instead of threads for each component of the framework. It might seem natural to have the game process start the Wiimote Manager, Wii Event Parser, Game Event Parser, and Game Event Listener in separate threads. When the game is over, the process would simply kill all the threads. This is the direction we took initially, but much to our chagrin, threads are very difficult to use properly. We spent countless hours tracking down errors resulting from threads before Keith advised us to de-thread and use processes instead. In retrospect, it was foolish to use threads in the first place. Almost all communication between the <text:soft-page-break/>components happens over sockets – as opposed to directly sharing memory – so threads are superfluous. </text:p>
      <text:p text:style-name="P1"/>
      <text:p text:style-name="P1"><text:tab/>Running each component as a separate process greatly increased the flexibility of our games. The games can function as a stand-alone application, starting and stopping the subprocesses when needed, but the processes can also be run separately. For example, while developing, we would often want to run the game several times without the hassle of re-syncing Wiimotes every time. Since the Wiimote Manager runs in its own process, we were able to sync the Wiimotes once, leave the process running, and continue testing. This flexibility will also be very useful for Keith when he is teaching with the games, because he will not have to waste valuable class time re-syncing Wiimotes. </text:p>
      <text:p text:style-name="P1"/>
      <text:p text:style-name="P1"><text:tab/>The framework does still run one thread. Since the Game Event Listener directly calls functions in the game class, it needs to have access to the same memory space as the game. Games must start the Game Event Listener thread, which will start the Wii Event Parser and Game Event Parser processes. However, for the game developer, the burden of using the framework is absolutely minimal; they need only create a Game Event Listener object then call that object's startup method. </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10-06-18T09:26:20</meta:creation-date>
    <dc:date>2010-06-18T11:24:19</dc:date>
    <meta:editing-cycles>4</meta:editing-cycles>
    <meta:editing-duration>PT11M16S</meta:editing-duration>
    <meta:user-defined meta:name="Info 1"/>
    <meta:user-defined meta:name="Info 2"/>
    <meta:user-defined meta:name="Info 3"/>
    <meta:user-defined meta:name="Info 4"/>
    <meta:document-statistic meta:table-count="0" meta:image-count="0" meta:object-count="0" meta:page-count="2" meta:paragraph-count="9" meta:word-count="867" meta:character-count="5285"/>
  </office:meta>
</office:document-meta>
</file>